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automatic-styles>
    <style:style style:name="P1" style:family="paragraph" style:parent-style-name="Text_20_body">
      <style:text-properties officeooo:paragraph-rsid="001a0d10"/>
    </style:style>
    <style:style style:name="T1" style:family="text">
      <style:text-properties fo:font-variant="normal" fo:text-transform="none" fo:color="#d83713" loext:opacity="100%" style:font-name="serif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Heritage: Khu lưu niệm Chủ tịch Tôn Đức Thắng tại Mỹ Hòa Hưng: heritageId: </text:span><text:span text:style-name="Strong_20_Emphasis"><text:span text:style-name="T1">67f3edb13834bd66e6e1c675</text:span></text:span></text:p>
      <text:p text:style-name="P1"><text:span text:style-name="Strong_20_Emphasis">Link tham khảo:</text:span> https://baolamdong.vn/hosotulieu/202209/ve-an-giang-tham-khu-luu-niem-chu-tich-ton-duc-thang-3133257/</text:p>
      <text:p text:style-name="P1"><text:span text:style-name="Strong_20_Emphasis">Câu 1:</text:span> Khu lưu niệm Chủ tịch Tôn Đức Thắng tọa lạc tại đâu?</text:p>
      <text:p text:style-name="P1">A. Thành phố Long Xuyên, tỉnh An Giang</text:p>
      <text:p text:style-name="P1">B. Thành phố Mỹ Tho, tỉnh Tiền Giang</text:p>
      <text:p text:style-name="P1">C. Thành phố Cao Lãnh, tỉnh Đồng Tháp</text:p>
      <text:p text:style-name="P1">D. Thành phố Cần Thơ</text:p>
      <text:p text:style-name="P1"><text:span text:style-name="Strong_20_Emphasis">Đáp án đúng:</text:span> A. Thành phố Long Xuyên, tỉnh An Giang</text:p>
      <text:p text:style-name="P1"><text:span text:style-name="Strong_20_Emphasis">Giải thích:</text:span> Khu lưu niệm Chủ tịch Tôn Đức Thắng nằm ở ấp 5, xã Mỹ Hòa Hưng, thành phố Long Xuyên, tỉnh An Giang.</text:p>
      <text:p text:style-name="P1"><text:span text:style-name="Strong_20_Emphasis">Câu 2:</text:span> Chủ tịch Tôn Đức Thắng sinh năm nào?</text:p>
      <text:p text:style-name="P1">A. 1886</text:p>
      <text:p text:style-name="P1">B. 1888</text:p>
      <text:p text:style-name="P1">C. 1890</text:p>
      <text:p text:style-name="P1">D. 1892<text:line-break/><text:span text:style-name="Strong_20_Emphasis">Đáp án đúng:</text:span> B. 1888</text:p>
      <text:p text:style-name="P1"><text:span text:style-name="Strong_20_Emphasis">Giải thích:</text:span> Chủ tịch Tôn Đức Thắng sinh ngày 20/8/1888 tại xã Mỹ Hòa Hưng, tỉnh An Giang.</text:p>
      <text:p text:style-name="Horizontal_20_Line"/>
      <text:p text:style-name="P1"><text:span text:style-name="Strong_20_Emphasis">Câu 3:</text:span> Ngôi nhà gỗ tại khu lưu niệm được làm theo kiến trúc nào?</text:p>
      <text:p text:style-name="P1">A. Nhà rường Huế</text:p>
      <text:p text:style-name="P1">B. Nhà sàn Tây Bắc</text:p>
      <text:p text:style-name="P1">C. Nhà gỗ ba gian Nam Bộ</text:p>
      <text:p text:style-name="P1">D. Nhà ngói đỏ Bắc Bộ</text:p>
      <text:p text:style-name="P1"><text:span text:style-name="Strong_20_Emphasis">Đáp án đúng:</text:span> C. Nhà gỗ ba gian Nam Bộ</text:p>
      <text:p text:style-name="P1"><text:span text:style-name="Strong_20_Emphasis">Giải thích:</text:span> Kiến trúc nhà tại khu lưu niệm mang đậm phong cách nhà gỗ ba gian truyền thống của miền Tây Nam Bộ.</text:p>
      <text:p text:style-name="Horizontal_20_Line"/>
      <text:p text:style-name="P1"><text:span text:style-name="Strong_20_Emphasis">Câu 4:</text:span> Bức tượng Chủ tịch Tôn Đức Thắng trong khu lưu niệm được làm bằng chất liệu gì?</text:p>
      <text:p text:style-name="P1">A. Gỗ lim</text:p>
      <text:p text:style-name="P1">B. Đá cẩm thạch</text:p>
      <text:p text:style-name="P1">C. Đồng</text:p>
      <text:p text:style-name="P1"><text:soft-page-break/>D. Xi măng cốt thép</text:p>
      <text:p text:style-name="P1"><text:span text:style-name="Strong_20_Emphasis">Đáp án đúng:</text:span> C. Đồng</text:p>
      <text:p text:style-name="P1"><text:span text:style-name="Strong_20_Emphasis">Giải thích:</text:span> Tượng Chủ tịch Tôn Đức Thắng tại khu lưu niệm được đúc bằng đồng, thể hiện sự tôn kính đối với Người.</text:p>
      <text:p text:style-name="Horizontal_20_Line"/>
      <text:p text:style-name="P1"><text:span text:style-name="Strong_20_Emphasis">Câu 5:</text:span> Chủ tịch Tôn Đức Thắng từng tham gia sự kiện nào tiêu biểu tại Pháp?</text:p>
      <text:p text:style-name="P1">A. Khởi nghĩa Yên Bái</text:p>
      <text:p text:style-name="P1">B. Cách mạng tháng Tám</text:p>
      <text:p text:style-name="P1">C. Bãi công của công nhân Ba Son</text:p>
      <text:p text:style-name="P1">D. Phong trào Đông Du</text:p>
      <text:p text:style-name="P1"><text:span text:style-name="Strong_20_Emphasis">Đáp án đúng:</text:span> C. Bãi công của công nhân Ba Son</text:p>
      <text:p text:style-name="P1"><text:span text:style-name="Strong_20_Emphasis">Giải thích:</text:span> Khi ở Pháp, Tôn Đức Thắng tham gia bãi công tại Ba Son, phong trào công nhân có ý nghĩa lịch sử lớn.</text:p>
      <text:p text:style-name="Horizontal_20_Line"/>
      <text:p text:style-name="P1"><text:span text:style-name="Strong_20_Emphasis">Câu 6:</text:span> Hiện vật được trưng bày nhiều nhất tại khu lưu niệm là gì?</text:p>
      <text:p text:style-name="P1">A. Các bản đồ cổ</text:p>
      <text:p text:style-name="P1">B. Các hiện vật, hình ảnh về cuộc đời Chủ tịch</text:p>
      <text:p text:style-name="P1">C. Các tác phẩm văn thơ</text:p>
      <text:p text:style-name="P1">D. Các loại nhạc cụ dân gian</text:p>
      <text:p text:style-name="P1"><text:span text:style-name="Strong_20_Emphasis">Đáp án đúng:</text:span> B. Các hiện vật, hình ảnh về cuộc đời Chủ tịch</text:p>
      <text:p text:style-name="P1"><text:span text:style-name="Strong_20_Emphasis">Giải thích:</text:span> Khu lưu niệm tập trung trưng bày nhiều hiện vật, ảnh tư liệu về cuộc đời hoạt động cách mạng của Chủ tịch Tôn Đức Thắng.</text:p>
      <text:p text:style-name="Horizontal_20_Line"/>
      <text:p text:style-name="P1"><text:span text:style-name="Strong_20_Emphasis">Câu 7:</text:span> Chủ tịch Tôn Đức Thắng được bầu làm Chủ tịch nước vào năm nào?</text:p>
      <text:p text:style-name="P1">A. 1960</text:p>
      <text:p text:style-name="P1">B. 1969</text:p>
      <text:p text:style-name="P1">C. 1975</text:p>
      <text:p text:style-name="P1">D. 1976</text:p>
      <text:p text:style-name="P1"><text:span text:style-name="Strong_20_Emphasis">Đáp án đúng:</text:span> B. 1969</text:p>
      <text:p text:style-name="P1"><text:span text:style-name="Strong_20_Emphasis">Giải thích:</text:span> Sau khi Chủ tịch Hồ Chí Minh qua đời, năm 1969, Tôn Đức Thắng được bầu làm Chủ tịch nước Việt Nam Dân chủ Cộng hòa.</text:p>
      <text:p text:style-name="Horizontal_20_Line"/>
      <text:p text:style-name="P1"><text:span text:style-name="Strong_20_Emphasis">Câu 8:</text:span> Làng quê Mỹ Hòa Hưng nổi tiếng với sản phẩm đặc sản nào sau đây?</text:p>
      <text:p text:style-name="P1"><text:soft-page-break/>A. Kẹo dừa</text:p>
      <text:p text:style-name="P1">B. Bưởi da xanh</text:p>
      <text:p text:style-name="P1">C. Xoài cát Hòa Lộc</text:p>
      <text:p text:style-name="P1">D. Cam sành</text:p>
      <text:p text:style-name="P1"><text:span text:style-name="Strong_20_Emphasis">Đáp án đúng:</text:span> C. Xoài cát Hòa Lộc</text:p>
      <text:p text:style-name="P1"><text:span text:style-name="Strong_20_Emphasis">Giải thích:</text:span> Mỹ Hòa Hưng không chỉ nổi tiếng là quê hương của Chủ tịch Tôn Đức Thắng mà còn nổi tiếng với sản phẩm xoài cát Hòa Lộc trứ danh.</text:p>
      <text:p text:style-name="Horizontal_20_Line"/>
      <text:p text:style-name="P1"><text:span text:style-name="Strong_20_Emphasis">Câu 9:</text:span> Khu lưu niệm Chủ tịch Tôn Đức Thắng được công nhận Di tích quốc gia vào năm nào?</text:p>
      <text:p text:style-name="P1">A. 1975</text:p>
      <text:p text:style-name="P1">B. 1984</text:p>
      <text:p text:style-name="P1">C. 1998</text:p>
      <text:p text:style-name="P1">D. 2012</text:p>
      <text:p text:style-name="P1"><text:span text:style-name="Strong_20_Emphasis">Đáp án đúng:</text:span> C. 1998</text:p>
      <text:p text:style-name="P1"><text:span text:style-name="Strong_20_Emphasis">Giải thích:</text:span> Khu lưu niệm được công nhận là Di tích lịch sử cấp quốc gia vào năm 1998 nhằm tôn vinh cuộc đời và sự nghiệp Chủ tịch Tôn Đức Thắng.</text:p>
      <text:p text:style-name="Horizontal_20_Line"/>
      <text:p text:style-name="P1"><text:span text:style-name="Strong_20_Emphasis">Câu 10:</text:span> Tôn Đức Thắng là người đã từng giữ cương vị Chủ tịch tổ chức quốc tế nào?</text:p>
      <text:p text:style-name="P1">A. Hội Cứu tế quốc tế</text:p>
      <text:p text:style-name="P1">B. Hội Hòa bình thế giới</text:p>
      <text:p text:style-name="P1">C. Liên hiệp quốc</text:p>
      <text:p text:style-name="P1">D. Hội Hữu nghị Việt – Pháp</text:p>
      <text:p text:style-name="P1"><text:span text:style-name="Strong_20_Emphasis">Đáp án đúng:</text:span> B. Hội Hòa bình thế giới</text:p>
      <text:p text:style-name="P1"><text:span text:style-name="Strong_20_Emphasis">Giải thích:</text:span> Tôn Đức Thắng từng là Chủ tịch danh dự Hội Hòa bình thế giới, thể hiện uy tín quốc tế của ông trong phong trào hòa bình.</text:p>
      <text:p text:style-name="Horizontal_20_Line"/>
      <text:p text:style-name="P1"><text:span text:style-name="Strong_20_Emphasis">Câu 11:</text:span> Thời thơ ấu, Chủ tịch Tôn Đức Thắng học chữ tại đâu?</text:p>
      <text:p text:style-name="P1">A. Trường quốc học Huế</text:p>
      <text:p text:style-name="P1">B. Nhà thầy đồ trong làng</text:p>
      <text:p text:style-name="P1">C. Trường tiểu học Pháp – Việt</text:p>
      <text:p text:style-name="P1">D. Chùa làng</text:p>
      <text:p text:style-name="P1"><text:span text:style-name="Strong_20_Emphasis">Đáp án đúng:</text:span> B. Nhà thầy đồ trong làng</text:p>
      <text:p text:style-name="P1"><text:soft-page-break/><text:span text:style-name="Strong_20_Emphasis">Giải thích:</text:span> Thời nhỏ, Chủ tịch Tôn Đức Thắng học chữ Hán tại nhà thầy đồ trong làng trước khi tiếp cận nền giáo dục Pháp - Việt.</text:p>
      <text:p text:style-name="Horizontal_20_Line"/>
      <text:p text:style-name="P1"><text:span text:style-name="Strong_20_Emphasis">Câu 12:</text:span> Sau năm 1945, Tôn Đức Thắng giữ vai trò gì trong chính quyền Việt Nam?</text:p>
      <text:p text:style-name="P1">A. Chủ tịch Ủy ban Kháng chiến miền Nam</text:p>
      <text:p text:style-name="P1">B. Chủ tịch Tổng Liên đoàn Lao động Việt Nam</text:p>
      <text:p text:style-name="P1">C. Chủ tịch Hội đồng Bộ trưởng</text:p>
      <text:p text:style-name="P1">D. Tổng bí thư Đảng Lao động Việt Nam</text:p>
      <text:p text:style-name="P1"><text:span text:style-name="Strong_20_Emphasis">Đáp án đúng:</text:span> B. Chủ tịch Tổng Liên đoàn Lao động Việt Nam</text:p>
      <text:p text:style-name="P1"><text:span text:style-name="Strong_20_Emphasis">Giải thích:</text:span> Sau Cách mạng tháng Tám năm 1945, Tôn Đức Thắng giữ vai trò Chủ tịch Tổng Liên đoàn Lao động Việt Nam, góp phần phát triển phong trào công nhân.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1:07:00.416991865</meta:creation-date>
    <dc:date>2025-04-27T21:15:49.304755892</dc:date>
    <meta:editing-duration>PT8M50S</meta:editing-duration>
    <meta:editing-cycles>1</meta:editing-cycles>
    <meta:document-statistic meta:table-count="0" meta:image-count="0" meta:object-count="0" meta:page-count="4" meta:paragraph-count="85" meta:word-count="874" meta:character-count="3923" meta:non-whitespace-character-count="3132"/>
    <meta:generator>LibreOffice/24.2.7.2$Linux_X86_64 LibreOffice_project/420$Build-2</meta:generator>
  </office:meta>
</office:document-meta>
</file>